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A000001DDA5DD94DEE776BB34.png" manifest:media-type="image/png"/>
  <manifest:file-entry manifest:full-path="Pictures/100002010000033E000001D7D0F00FA8724786D3.png" manifest:media-type="image/png"/>
  <manifest:file-entry manifest:full-path="Pictures/100002010000035C000001E8D4376CC6BF20E7C7.png" manifest:media-type="image/png"/>
  <manifest:file-entry manifest:full-path="Pictures/100002010000035B000001EAB4DD3F8F2C01CA48.png" manifest:media-type="image/png"/>
  <manifest:file-entry manifest:full-path="Pictures/100002010000034B000001D85750943421D8BE12.png" manifest:media-type="image/png"/>
  <manifest:file-entry manifest:full-path="Pictures/1000020100000340000001D573DE63A6435A8DE6.png" manifest:media-type="image/png"/>
  <manifest:file-entry manifest:full-path="Pictures/1000020100000343000001D635DE30688B2C4C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2.756cm" svg:height="12.912cm" svg:x="2.792cm" svg:y="1.524cm">
          <draw:image xlink:href="Pictures/100002010000035C000001E8D4376CC6BF20E7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gr1" draw:text-style-name="P1" draw:layer="layout" svg:width="22.729cm" svg:height="12.965cm" svg:x="2.804cm" svg:y="1.49cm">
          <draw:image xlink:href="Pictures/100002010000035B000001EAB4DD3F8F2C01CA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1" draw:text-style-name="P1" draw:layer="layout" svg:width="22.015cm" svg:height="12.409cm" svg:x="3.161cm" svg:y="1.768cm">
          <draw:image xlink:href="Pictures/1000020100000340000001D573DE63A6435A8D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1" draw:text-style-name="P1" draw:layer="layout" svg:width="22.306cm" svg:height="12.489cm" svg:x="3.016cm" svg:y="1.728cm">
          <draw:image xlink:href="Pictures/100002010000034B000001D85750943421D8BE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1" draw:text-style-name="P1" draw:layer="layout" svg:width="22.094cm" svg:height="12.436cm" svg:x="3.122cm" svg:y="1.755cm">
          <draw:image xlink:href="Pictures/1000020100000343000001D635DE30688B2C4C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1" draw:text-style-name="P1" draw:layer="layout" svg:width="21.962cm" svg:height="12.462cm" svg:x="3.188cm" svg:y="1.742cm">
          <draw:image xlink:href="Pictures/100002010000033E000001D7D0F00FA8724786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1" draw:text-style-name="P1" draw:layer="layout" svg:width="22.28cm" svg:height="12.621cm" svg:x="3.029cm" svg:y="1.662cm">
          <draw:image xlink:href="Pictures/100002010000034A000001DDA5DD94DEE776BB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4T22:51:53.826000000</meta:creation-date>
    <dc:date>2022-02-14T22:57:23.235000000</dc:date>
    <meta:editing-duration>PT5M32S</meta:editing-duration>
    <meta:editing-cycles>2</meta:editing-cycles>
    <meta:generator>LibreOffice/7.0.3.1$Windows_X86_64 LibreOffice_project/d7547858d014d4cf69878db179d326fc3483e082</meta:generator>
    <meta:document-statistic meta:object-count="44"/>
  </office:meta>
</office:document-meta>
</file>